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lękajcie się,</text:span><text:span text:style-name="T1"><text:line-break/></text:span><text:span text:style-name="T1">Ja Jestem z wami.</text:span><text:span text:style-name="T1"><text:line-break/></text:span><text:span text:style-name="T1">Nie lękajcie się,</text:span><text:span text:style-name="T1"><text:line-break/></text:span><text:span text:style-name="T1">Ja Jestem z wami, z wami.</text:span><text:span text:style-name="T1"><text:line-break/></text:span><text:span text:style-name="T1">Nie lękajcie się,</text:span><text:span text:style-name="T1"><text:line-break/></text:span><text:span text:style-name="T1">Bóg jest Miłością.</text:span><text:span text:style-name="T1"><text:line-break/></text:span><text:span text:style-name="T1">Nie lękajcie się,</text:span><text:span text:style-name="T1"><text:line-break/></text:span><text:span text:style-name="T1">Trwajcie mocni w wier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Ty jesteś Skałą Zbawienia, Jedyną naszą ostoją.</text:span><text:span text:style-name="T1"><text:line-break/></text:span><text:span text:style-name="T1">Przychodzimy do Ciebie</text:span><text:span text:style-name="T1"><text:line-break/></text:span><text:span text:style-name="T1">po Światło,</text:span><text:span text:style-name="T1"><text:line-break/></text:span><text:span text:style-name="T1">Ulecz nasze serca, zmartwychwstać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lękajcie się,</text:span><text:span text:style-name="T1"><text:line-break/></text:span><text:span text:style-name="T1">Ja Jestem z wami.</text:span><text:span text:style-name="T1"><text:line-break/></text:span><text:span text:style-name="T1">Nie lękajcie się,</text:span><text:span text:style-name="T1"><text:line-break/></text:span><text:span text:style-name="T1">Ja Jestem z wami, z wami.</text:span><text:span text:style-name="T1"><text:line-break/></text:span><text:span text:style-name="T1">Nie lękajcie się,</text:span><text:span text:style-name="T1"><text:line-break/></text:span><text:span text:style-name="T1">Bóg jest Miłością.</text:span><text:span text:style-name="T1"><text:line-break/></text:span><text:span text:style-name="T1">Nie lękajcie się,</text:span><text:span text:style-name="T1"><text:line-break/></text:span><text:span text:style-name="T1">Trwajcie mocni w wier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Pomóż nam wytrwać</text:span><text:span text:style-name="T1"><text:line-break/></text:span><text:span text:style-name="T1">przy Tobie,</text:span><text:span text:style-name="T1"><text:line-break/></text:span><text:span text:style-name="T1">Być wiernym w wierze,</text:span><text:span text:style-name="T1"><text:line-break/></text:span><text:span text:style-name="T1">przez życia czas.</text:span><text:span text:style-name="T1"><text:line-break/></text:span><text:span text:style-name="T1">Tylko w Tobie cała nasza nadzieja,</text:span><text:span text:style-name="T1"><text:line-break/></text:span><text:span text:style-name="T1">Miłosierdziem swoim uzdrawiaj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lękajcie się,</text:span><text:span text:style-name="T1"><text:line-break/></text:span><text:span text:style-name="T1">Ja Jestem z wami.</text:span><text:span text:style-name="T1"><text:line-break/></text:span><text:span text:style-name="T1">Nie lękajcie się,</text:span><text:span text:style-name="T1"><text:line-break/></text:span><text:span text:style-name="T1">Ja Jestem z wami, z wami.</text:span><text:span text:style-name="T1"><text:line-break/></text:span><text:span text:style-name="T1">Nie lękajcie się,</text:span><text:span text:style-name="T1"><text:line-break/></text:span><text:span text:style-name="T1">Bóg jest Miłością.</text:span><text:span text:style-name="T1"><text:line-break/></text:span><text:span text:style-name="T1">Nie lękajcie się,</text:span><text:span text:style-name="T1"><text:line-break/></text:span><text:span text:style-name="T1">Trwajcie mocni w wier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Przekażcie światu</text:span><text:span text:style-name="T1"><text:line-break/></text:span><text:span text:style-name="T1">Mój Ogień</text:span><text:span text:style-name="T1"><text:line-break/></text:span><text:span text:style-name="T1">Pokoju i Miłosierdzia.</text:span><text:span text:style-name="T1"><text:line-break/></text:span><text:span text:style-name="T1">Nieście wszystkim orędzie nadziei,</text:span><text:span text:style-name="T1"><text:line-break/></text:span><text:span text:style-name="T1">Moje Światło niech świeci wśród w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lękajcie się,</text:span><text:span text:style-name="T1"><text:line-break/></text:span><text:span text:style-name="T1">Ja Jestem z wami.</text:span><text:span text:style-name="T1"><text:line-break/></text:span><text:span text:style-name="T1">Nie lękajcie się,</text:span><text:span text:style-name="T1"><text:line-break/></text:span><text:span text:style-name="T1">Ja Jestem z wami, z wami.</text:span><text:span text:style-name="T1"><text:line-break/></text:span><text:span text:style-name="T1">Nie lękajcie się,</text:span><text:span text:style-name="T1"><text:line-break/></text:span><text:span text:style-name="T1">Bóg jest Miłością.</text:span><text:span text:style-name="T1"><text:line-break/></text:span><text:span text:style-name="T1">Nie lękajcie się,</text:span><text:span text:style-name="T1"><text:line-break/></text:span><text:span text:style-name="T1">Trwajcie mocni w wierz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Akordy" style:family="graphic">
      <style:paragraph-properties style:text-autospace="none"/>
      <style:text-properties style:font-name="Arial1" fo:font-size="24.7000007629395pt" fo:language="zxx" fo:country="none" fo:font-weight="bold" style:language-asian="zxx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zxx" fo:country="none" style:language-asian="zxx" style:country-asian="none" style:font-size-complex="21.2000007629395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14-06-24T07:49:57.017000000</meta:creation-date>
    <dc:language>pl-PL</dc:language>
    <meta:editing-cycles>5</meta:editing-cycles>
    <meta:editing-duration>PT50S</meta:editing-duration>
    <dc:date>2014-06-24T07:53:38.758000000</dc:date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